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margin-right="-0.2263in"/>
      <style:text-properties style:font-name="標楷體" style:font-name-asian="標楷體" style:font-name-complex="標楷體" style:letter-kerning="false"/>
    </style:style>
    <style:style style:name="P2" style:parent-style-name="本文" style:family="paragraph">
      <style:paragraph-properties fo:margin-bottom="0.5in" fo:line-height="150%"/>
    </style:style>
    <style:style style:name="T3" style:parent-style-name="預設段落字型" style:family="text">
      <style:text-properties style:font-name="標楷體" fo:font-size="22pt" style:font-size-asian="22pt" style:font-size-complex="22pt"/>
    </style:style>
    <style:style style:name="T4" style:parent-style-name="預設段落字型" style:family="text">
      <style:text-properties style:font-name="標楷體" fo:font-size="22pt" style:font-size-asian="22pt" style:font-size-complex="22pt"/>
    </style:style>
    <style:style style:name="T5" style:parent-style-name="預設段落字型" style:family="text">
      <style:text-properties style:font-name="標楷體" fo:font-size="22pt" style:font-size-asian="22pt" style:font-size-complex="22pt"/>
    </style:style>
    <style:style style:name="T6" style:parent-style-name="預設段落字型" style:family="text">
      <style:text-properties style:font-name="標楷體" fo:font-size="22pt" style:font-size-asian="22pt"/>
    </style:style>
    <style:style style:name="T7" style:parent-style-name="預設段落字型" style:family="text">
      <style:text-properties style:font-name="標楷體" fo:font-size="22pt" style:font-size-asian="22pt"/>
    </style:style>
    <style:style style:name="P8" style:parent-style-name="本文" style:family="paragraph">
      <style:paragraph-properties fo:margin-top="0.5in" fo:line-height="150%" fo:margin-left="0.8333in" fo:text-indent="-0.8333in">
        <style:tab-stops/>
      </style:paragraph-properties>
    </style:style>
    <style:style style:name="T9" style:parent-style-name="預設段落字型" style:family="text">
      <style:text-properties style:font-name="標楷體" fo:font-size="20pt" style:font-size-asian="20pt" style:font-size-complex="20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="標楷體" fo:font-size="20pt" style:font-size-asian="20pt" style:font-size-complex="20pt"/>
    </style:style>
    <style:style style:name="T11" style:parent-style-name="預設段落字型" style:family="text">
      <style:text-properties style:font-name="標楷體" fo:font-size="18pt" style:font-size-asian="18pt" style:font-size-complex="18pt"/>
    </style:style>
    <style:style style:name="T12" style:parent-style-name="預設段落字型" style:family="text">
      <style:text-properties style:font-name="標楷體" fo:font-size="18pt" style:font-size-asian="18pt" style:font-size-complex="18pt"/>
    </style:style>
    <style:style style:name="T13" style:parent-style-name="預設段落字型" style:family="text">
      <style:text-properties style:font-name="標楷體" fo:font-size="18pt" style:font-size-asian="18pt" style:font-size-complex="18pt"/>
    </style:style>
    <style:style style:name="T14" style:parent-style-name="預設段落字型" style:family="text">
      <style:text-properties style:font-name="標楷體" fo:font-size="18pt" style:font-size-asian="18pt" style:font-size-complex="18pt"/>
    </style:style>
    <style:style style:name="T15" style:parent-style-name="預設段落字型" style:family="text">
      <style:text-properties style:font-name="標楷體" fo:font-size="18pt" style:font-size-asian="18pt" style:font-size-complex="18pt"/>
    </style:style>
    <style:style style:name="T16" style:parent-style-name="預設段落字型" style:family="text">
      <style:text-properties style:font-name="標楷體" fo:font-size="18pt" style:font-size-asian="18pt" style:font-size-complex="18pt"/>
    </style:style>
    <style:style style:name="T17" style:parent-style-name="預設段落字型" style:family="text">
      <style:text-properties style:font-name="標楷體" fo:font-size="18pt" style:font-size-asian="18pt" style:font-size-complex="18pt"/>
    </style:style>
    <style:style style:name="P18" style:parent-style-name="本文" style:family="paragraph">
      <style:paragraph-properties fo:line-height="150%" fo:margin-left="0.8347in" fo:text-indent="-0.8347in">
        <style:tab-stops/>
      </style:paragraph-properties>
    </style:style>
    <style:style style:name="T19" style:parent-style-name="預設段落字型" style:family="text">
      <style:text-properties style:font-name="標楷體" fo:font-size="18pt" style:font-size-asian="18pt" style:font-size-complex="18pt"/>
    </style:style>
    <style:style style:name="T20" style:parent-style-name="預設段落字型" style:family="text">
      <style:text-properties style:font-name="標楷體" fo:font-size="18pt" style:font-size-asian="18pt" style:font-size-complex="18pt"/>
    </style:style>
    <style:style style:name="T21" style:parent-style-name="預設段落字型" style:family="text">
      <style:text-properties style:font-name="標楷體" fo:font-size="18pt" style:font-size-asian="18pt" style:font-size-complex="18pt"/>
    </style:style>
    <style:style style:name="T22" style:parent-style-name="預設段落字型" style:family="text">
      <style:text-properties style:font-name="標楷體" fo:font-size="18pt" style:font-size-asian="18pt" style:font-size-complex="18pt"/>
    </style:style>
    <style:style style:name="T23" style:parent-style-name="預設段落字型" style:family="text">
      <style:text-properties style:font-name="標楷體" fo:font-size="18pt" style:font-size-asian="18pt" style:font-size-complex="18pt"/>
    </style:style>
    <style:style style:name="T24" style:parent-style-name="預設段落字型" style:family="text">
      <style:text-properties style:font-name="標楷體" fo:font-size="18pt" style:font-size-asian="18pt" style:font-size-complex="18pt" style:text-underline-type="single" style:text-underline-style="solid" style:text-underline-width="auto" style:text-underline-mode="continuous"/>
    </style:style>
    <style:style style:name="T25" style:parent-style-name="預設段落字型" style:family="text">
      <style:text-properties style:font-name="標楷體" fo:font-size="18pt" style:font-size-asian="18pt" style:font-size-complex="18pt"/>
    </style:style>
    <style:style style:name="P26" style:parent-style-name="本文" style:family="paragraph">
      <style:paragraph-properties fo:line-height="150%" fo:margin-left="0.75in" fo:text-indent="-0.75in">
        <style:tab-stops/>
      </style:paragraph-properties>
      <style:text-properties style:font-name="標楷體" fo:font-size="18pt" style:font-size-asian="18pt" style:font-size-complex="18pt" style:text-underline-type="single" style:text-underline-style="solid" style:text-underline-width="auto" style:text-underline-mode="continuous"/>
    </style:style>
    <style:style style:name="P27" style:parent-style-name="本文" style:family="paragraph">
      <style:paragraph-properties fo:margin-bottom="1.25in" fo:line-height="150%" fo:margin-left="0.75in" fo:text-indent="-0.75in">
        <style:tab-stops/>
      </style:paragraph-properties>
      <style:text-properties style:font-name="標楷體" fo:font-size="18pt" style:font-size-asian="18pt" style:font-size-complex="18pt"/>
    </style:style>
    <style:style style:name="P28" style:parent-style-name="本文" style:family="paragraph">
      <style:paragraph-properties fo:text-align="start" fo:margin-top="1.25in" fo:margin-bottom="0.125in" fo:line-height="150%" fo:margin-left="0.5805in" fo:text-indent="-0.0972in">
        <style:tab-stops/>
      </style:paragraph-properties>
      <style:text-properties style:font-name="標楷體" fo:font-size="14pt" style:font-size-asian="14pt" style:font-size-complex="14pt"/>
    </style:style>
    <style:style style:name="P29" style:parent-style-name="內文" style:family="paragraph">
      <style:paragraph-properties fo:margin-top="0.125in" fo:margin-bottom="0.125in" fo:line-height="150%" fo:text-indent="1.1666in"/>
    </style:style>
    <style:style style:name="T3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2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3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35" style:parent-style-name="本文" style:family="paragraph">
      <style:paragraph-properties fo:text-align="start" fo:margin-top="0.125in" fo:margin-bottom="0.125in" fo:line-height="150%" fo:margin-left="0.5798in" fo:text-indent="0.5833in">
        <style:tab-stops/>
      </style:paragraph-properties>
    </style:style>
    <style:style style:name="T36" style:parent-style-name="預設段落字型" style:family="text">
      <style:text-properties style:font-name="標楷體" fo:font-size="14pt" style:font-size-asian="14pt" style:font-size-complex="14pt"/>
    </style:style>
    <style:style style:name="T37" style:parent-style-name="預設段落字型" style:family="text">
      <style:text-properties style:font-name="標楷體" fo:font-size="14pt" style:font-size-asian="14pt" style:font-size-complex="14pt"/>
    </style:style>
    <style:style style:name="T38" style:parent-style-name="預設段落字型" style:family="text">
      <style:text-properties style:font-name="標楷體" fo:font-size="14pt" style:font-size-asian="14pt" style:font-size-complex="14pt"/>
    </style:style>
    <style:style style:name="T39" style:parent-style-name="預設段落字型" style:family="text">
      <style:text-properties style:font-name="標楷體" fo:font-size="14pt" style:font-size-asian="14pt" style:font-size-complex="14pt"/>
    </style:style>
    <style:style style:name="T40" style:parent-style-name="預設段落字型" style:family="text">
      <style:text-properties style:font-name="標楷體" fo:font-size="14pt" style:font-size-asian="14pt" style:font-size-complex="14pt"/>
    </style:style>
    <style:style style:name="T41" style:parent-style-name="預設段落字型" style:family="text">
      <style:text-properties style:font-name="標楷體" fo:font-size="14pt" style:font-size-asian="14pt" style:font-size-complex="14pt"/>
    </style:style>
    <style:style style:name="T42" style:parent-style-name="預設段落字型" style:family="text">
      <style:text-properties style:font-name="標楷體" fo:font-size="14pt" style:font-size-asian="14pt" style:font-size-complex="14pt"/>
    </style:style>
    <style:style style:name="T43" style:parent-style-name="預設段落字型" style:family="text">
      <style:text-properties style:font-name="標楷體" fo:font-size="14pt" style:font-size-asian="14pt" style:font-size-complex="14pt"/>
    </style:style>
    <style:style style:name="T44" style:parent-style-name="預設段落字型" style:family="text">
      <style:text-properties style:font-name="標楷體" fo:font-size="14pt" style:font-size-asian="14pt" style:font-size-complex="14pt"/>
    </style:style>
    <style:style style:name="T45" style:parent-style-name="預設段落字型" style:family="text">
      <style:text-properties fo:font-size="14pt" style:font-size-asian="14pt" style:font-size-complex="14pt"/>
    </style:style>
    <style:style style:name="T46" style:parent-style-name="預設段落字型" style:family="text">
      <style:text-properties fo:font-size="14pt" style:font-size-asian="14pt" style:font-size-complex="14pt"/>
    </style:style>
    <style:style style:name="T47" style:parent-style-name="預設段落字型" style:family="text">
      <style:text-properties style:font-name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48" style:parent-style-name="預設段落字型" style:family="text">
      <style:text-properties style:font-name="標楷體" fo:font-size="14pt" style:font-size-asian="14pt" style:font-size-complex="14pt"/>
    </style:style>
    <style:style style:name="T49" style:parent-style-name="預設段落字型" style:family="text">
      <style:text-properties style:font-name="標楷體" fo:font-size="14pt" style:font-size-asian="14pt" style:font-size-complex="14pt"/>
    </style:style>
    <style:style style:name="P50" style:parent-style-name="本文" style:family="paragraph">
      <style:paragraph-properties fo:text-align="start" fo:margin-top="0.125in" fo:margin-bottom="0.125in" fo:line-height="150%" fo:margin-left="0.5798in" fo:text-indent="0.5833in">
        <style:tab-stops/>
      </style:paragraph-properties>
    </style:style>
    <style:style style:name="T51" style:parent-style-name="預設段落字型" style:family="text">
      <style:text-properties style:font-name="標楷體" fo:font-size="14pt" style:font-size-asian="14pt" style:font-size-complex="14pt"/>
    </style:style>
    <style:style style:name="T52" style:parent-style-name="預設段落字型" style:family="text">
      <style:text-properties fo:font-size="14pt" style:font-size-asian="14pt" style:font-size-complex="14pt"/>
    </style:style>
    <style:style style:name="T53" style:parent-style-name="預設段落字型" style:family="text">
      <style:text-properties fo:font-size="14pt" style:font-size-asian="14pt" style:font-size-complex="14pt"/>
    </style:style>
    <style:style style:name="T54" style:parent-style-name="預設段落字型" style:family="text">
      <style:text-properties fo:font-size="14pt" style:font-size-asian="14pt" style:font-size-complex="14pt"/>
    </style:style>
    <style:style style:name="T55" style:parent-style-name="預設段落字型" style:family="text">
      <style:text-properties style:font-name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56" style:parent-style-name="預設段落字型" style:family="text">
      <style:text-properties style:font-name="標楷體" fo:font-size="14pt" style:font-size-asian="14pt" style:font-size-complex="14pt"/>
    </style:style>
    <style:style style:name="T57" style:parent-style-name="預設段落字型" style:family="text">
      <style:text-properties style:font-name="標楷體" fo:font-size="14pt" style:font-size-asian="14pt" style:font-size-complex="14pt"/>
    </style:style>
    <style:style style:name="P58" style:parent-style-name="本文" style:family="paragraph">
      <style:paragraph-properties fo:text-align="start" fo:margin-top="0.125in" fo:margin-bottom="0.125in" fo:line-height="150%" fo:margin-left="0.5798in" fo:text-indent="0.5833in">
        <style:tab-stops/>
      </style:paragraph-properties>
    </style:style>
    <style:style style:name="T59" style:parent-style-name="預設段落字型" style:family="text">
      <style:text-properties style:font-name="標楷體" fo:font-size="14pt" style:font-size-asian="14pt" style:font-size-complex="14pt"/>
    </style:style>
    <style:style style:name="T60" style:parent-style-name="預設段落字型" style:family="text">
      <style:text-properties style:font-name="標楷體" fo:font-size="14pt" style:font-size-asian="14pt" style:font-size-complex="14pt"/>
    </style:style>
    <style:style style:name="T61" style:parent-style-name="預設段落字型" style:family="text">
      <style:text-properties style:font-name="標楷體" fo:font-size="14pt" style:font-size-asian="14pt" style:font-size-complex="14pt"/>
    </style:style>
    <style:style style:name="T62" style:parent-style-name="預設段落字型" style:family="text">
      <style:text-properties style:font-name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63" style:parent-style-name="預設段落字型" style:family="text">
      <style:text-properties style:font-name="標楷體" fo:font-size="14pt" style:font-size-asian="14pt" style:font-size-complex="14pt"/>
    </style:style>
    <style:style style:name="T64" style:parent-style-name="預設段落字型" style:family="text">
      <style:text-properties style:font-name="標楷體" fo:font-size="14pt" style:font-size-asian="14pt" style:font-size-complex="14pt"/>
    </style:style>
    <style:style style:name="P65" style:parent-style-name="內文" style:family="paragraph">
      <style:paragraph-properties fo:margin-top="0.125in" fo:margin-bottom="0.125in" fo:line-height="150%" fo:text-indent="1.1666in"/>
    </style:style>
    <style:style style:name="T6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5" style:parent-style-name="預設段落字型" style:family="text">
      <style:text-properties style:font-name="標楷體" fo:font-size="14pt" style:font-size-asian="14pt" style:font-size-complex="14pt"/>
    </style:style>
    <style:style style:name="T76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77" style:parent-style-name="預設段落字型" style:family="text">
      <style:text-properties style:font-name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78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7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0" style:parent-style-name="預設段落字型" style:family="text">
      <style:text-properties style:font-name="標楷體" fo:font-size="14pt" style:font-size-asian="14pt" style:font-size-complex="14pt"/>
    </style:style>
    <style:style style:name="T8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83" style:parent-style-name="內文" style:family="paragraph">
      <style:paragraph-properties fo:margin-top="0.125in" fo:margin-bottom="0.375in" fo:line-height="150%" fo:text-indent="1.1666in"/>
    </style:style>
    <style:style style:name="T8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9" style:parent-style-name="預設段落字型" style:family="text">
      <style:text-properties style:font-name="標楷體" fo:font-size="14pt" style:font-size-asian="14pt" style:font-size-complex="14pt"/>
    </style:style>
    <style:style style:name="T90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91" style:parent-style-name="預設段落字型" style:family="text">
      <style:text-properties style:font-name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92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9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4" style:parent-style-name="預設段落字型" style:family="text">
      <style:text-properties style:font-name="標楷體" fo:font-size="14pt" style:font-size-asian="14pt" style:font-size-complex="14pt"/>
    </style:style>
    <style:style style:name="T9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6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P97" style:parent-style-name="內文" style:family="paragraph">
      <style:paragraph-properties fo:text-align="center" fo:margin-top="0.375in" fo:line-height="150%"/>
    </style:style>
    <style:style style:name="T9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9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0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3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6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10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1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1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13" style:parent-style-name="預設段落字型" style:family="text">
      <style:text-properties style:font-name="標楷體" style:font-name-asian="標楷體" style:font-name-complex="標楷體" style:letter-kerning="false" fo:font-size="16pt" style:font-size-asian="16pt" style:font-size-complex="16pt"/>
    </style:style>
    <style:style style:name="T114" style:parent-style-name="預設段落字型" style:family="text">
      <style:text-properties style:font-name="標楷體" style:font-name-asian="標楷體" style:font-name-complex="標楷體" style:letter-kerning="false" fo:font-size="16pt" style:font-size-asian="16pt" style:font-size-complex="16pt"/>
    </style:style>
    <style:style style:name="T115" style:parent-style-name="預設段落字型" style:family="text">
      <style:text-properties style:font-name="標楷體" style:font-name-asian="標楷體" style:font-name-complex="標楷體" style:letter-kerning="false" fo:font-size="16pt" style:font-size-asian="16pt" style:font-size-complex="16pt"/>
    </style:style>
    <style:style style:name="T116" style:parent-style-name="預設段落字型" style:family="text">
      <style:text-properties style:font-name="標楷體" style:font-name-asian="標楷體" style:font-name-complex="標楷體" style:letter-kerning="false" fo:font-size="16pt" style:font-size-asian="16pt" style:font-size-complex="16pt"/>
    </style:style>
    <style:style style:name="T117" style:parent-style-name="預設段落字型" style:family="text">
      <style:text-properties style:font-name="標楷體" style:font-name-asian="標楷體" style:font-name-complex="標楷體" style:letter-kerning="false" fo:font-size="16pt" style:font-size-asian="16pt" style:font-size-complex="16pt"/>
    </style:style>
    <style:style style:name="T118" style:parent-style-name="預設段落字型" style:family="text">
      <style:text-properties style:font-name="標楷體" style:font-name-asian="標楷體" style:font-name-complex="標楷體" style:letter-kerning="false" fo:font-size="16pt" style:font-size-asian="16pt" style:font-size-complex="16pt"/>
    </style:style>
    <style:style style:name="T119" style:parent-style-name="預設段落字型" style:family="text">
      <style:text-properties style:font-name="標楷體" style:font-name-asian="標楷體" style:font-name-complex="標楷體" style:letter-kerning="false" fo:font-size="16pt" style:font-size-asian="16pt" style:font-size-complex="16pt"/>
    </style:style>
    <style:style style:name="T120" style:parent-style-name="預設段落字型" style:family="text">
      <style:text-properties style:font-name="標楷體" style:font-name-asian="標楷體" style:font-name-complex="標楷體" style:letter-kerning="false" fo:font-size="16pt" style:font-size-asian="16pt" style:font-size-complex="16pt"/>
    </style:style>
    <style:style style:name="T121" style:parent-style-name="預設段落字型" style:family="text">
      <style:text-properties style:font-name="標楷體" style:font-name-asian="標楷體" style:font-name-complex="標楷體" style:letter-kerning="false" fo:font-size="16pt" style:font-size-asian="16pt" style:font-size-complex="16pt"/>
    </style:style>
    <style:style style:name="T122" style:parent-style-name="預設段落字型" style:family="text">
      <style:text-properties style:font-name="標楷體" style:font-name-asian="標楷體" style:font-name-complex="標楷體" style:letter-kerning="false" fo:font-size="16pt" style:font-size-asian="16pt" style:font-size-complex="16pt"/>
    </style:style>
    <style:style style:name="T123" style:parent-style-name="預設段落字型" style:family="text">
      <style:text-properties style:font-name="標楷體" style:font-name-asian="標楷體" style:font-name-complex="標楷體" style:letter-kerning="false" fo:font-size="16pt" style:font-size-asian="16pt" style:font-size-complex="16pt"/>
    </style:style>
    <style:style style:name="T124" style:parent-style-name="預設段落字型" style:family="text">
      <style:text-properties style:font-name="標楷體" style:font-name-asian="標楷體" style:font-name-complex="標楷體" style:letter-kerning="false" fo:font-size="16pt" style:font-size-asian="16pt" style:font-size-complex="16pt"/>
    </style:style>
    <style:style style:name="T125" style:parent-style-name="預設段落字型" style:family="text">
      <style:text-properties style:font-name="標楷體" style:font-name-asian="標楷體" style:font-name-complex="標楷體" style:letter-kerning="false" fo:font-size="16pt" style:font-size-asian="16pt" style:font-size-complex="16pt"/>
    </style:style>
  </office:automatic-styles>
  <office:body>
    <office:text text:use-soft-page-breaks="true">
      <text:p text:style-name="P1"/>
      <text:p text:style-name="P2"><text:span text:style-name="T3">國立嘉義大學博</text:span><text:span text:style-name="T4">(</text:span><text:span text:style-name="T5">碩</text:span><text:span text:style-name="T6">)</text:span><text:span text:style-name="T7">士學位考試委員會審定書</text:span></text:p>
      <text:p text:style-name="P8"><text:span text:style-name="T9">○○○</text:span><text:span text:style-name="T10">學系</text:span><text:span text:style-name="T11">(□</text:span><text:span text:style-name="T12">博士班</text:span><text:span text:style-name="T13">□</text:span><text:span text:style-name="T14">碩士班</text:span><text:span text:style-name="T15">□</text:span><text:span text:style-name="T16">碩士在職專班</text:span><text:span text:style-name="T17">)</text:span></text:p>
      <text:p text:style-name="P18"><text:span text:style-name="T19">研</text:span><text:span text:style-name="T20"><text:s/></text:span><text:span text:style-name="T21">究</text:span><text:span text:style-name="T22"><text:s/></text:span><text:span text:style-name="T23">生</text:span><text:span text:style-name="T24"><text:s text:c="3"/>○ <text:s/>○ <text:s/>○ <text:s text:c="2"/></text:span><text:span text:style-name="T25">所提之論文</text:span></text:p>
      <text:p text:style-name="P26">○○○○○○○○○○○○○○(題目)</text:p>
      <text:p text:style-name="P27">經本委員會審議，認定符合博(碩)士學位標準。</text:p>
      <text:p text:style-name="P28">學位考試委員會</text:p>
      <text:p text:style-name="P29"><text:span text:style-name="T30">委員兼召集人：</text:span><text:span text:style-name="T31"><text:s text:c="5"/></text:span><text:span text:style-name="T32"><text:s text:c="20"/></text:span><text:span text:style-name="T33"><text:s text:c="2"/></text:span><text:span text:style-name="T34">簽名</text:span></text:p>
      <text:p text:style-name="P35"><text:span text:style-name="T36">審</text:span><text:span text:style-name="T37"><text:s/></text:span><text:span text:style-name="T38">查</text:span><text:span text:style-name="T39"><text:s/></text:span><text:span text:style-name="T40">委</text:span><text:span text:style-name="T41"><text:s/></text:span><text:span text:style-name="T42">員</text:span><text:span text:style-name="T43"><text:s/></text:span><text:span text:style-name="T44">：</text:span><text:span text:style-name="T45"><text:s text:c="5"/></text:span><text:span text:style-name="T46"><text:s text:c="5"/></text:span><text:span text:style-name="T47"><text:s text:c="20"/></text:span><text:span text:style-name="T48"><text:s text:c="2"/></text:span><text:span text:style-name="T49">簽名</text:span></text:p>
      <text:p text:style-name="P50"><text:span text:style-name="T51"><text:s text:c="12"/></text:span><text:span text:style-name="T52"><text:s text:c="6"/></text:span><text:span text:style-name="T53"><text:s text:c="7"/></text:span><text:span text:style-name="T54"><text:s/></text:span><text:span text:style-name="T55"><text:s text:c="20"/></text:span><text:span text:style-name="T56"><text:s text:c="2"/></text:span><text:span text:style-name="T57">簽名</text:span></text:p>
      <text:p text:style-name="P58"><text:span text:style-name="T59"><text:s text:c="11"/></text:span><text:span text:style-name="T60"><text:s text:c="4"/></text:span><text:span text:style-name="T61"><text:s text:c="4"/></text:span><text:span text:style-name="T62"><text:s text:c="20"/></text:span><text:span text:style-name="T63"><text:s text:c="2"/></text:span><text:span text:style-name="T64">簽名</text:span></text:p>
      <text:p text:style-name="P65"><text:span text:style-name="T66">指</text:span><text:span text:style-name="T67"><text:s/></text:span><text:span text:style-name="T68">導</text:span><text:span text:style-name="T69"><text:s/></text:span><text:span text:style-name="T70">教</text:span><text:span text:style-name="T71"><text:s/></text:span><text:span text:style-name="T72">授</text:span><text:span text:style-name="T73"><text:s/></text:span><text:span text:style-name="T74">：</text:span><text:span text:style-name="T75"><text:s text:c="5"/></text:span><text:span text:style-name="T76"><text:s text:c="3"/></text:span><text:span text:style-name="T77"><text:s/></text:span><text:span text:style-name="T78"><text:s text:c="16"/></text:span><text:span text:style-name="T79"><text:s/></text:span><text:span text:style-name="T80"><text:s/></text:span><text:span text:style-name="T81">簽名</text:span><text:span text:style-name="T82"><text:s text:c="4"/></text:span></text:p>
      <text:p text:style-name="P83"><text:span text:style-name="T84">所</text:span><text:span text:style-name="T85"><text:s text:c="7"/></text:span><text:span text:style-name="T86">長</text:span><text:span text:style-name="T87"><text:s/></text:span><text:span text:style-name="T88">：</text:span><text:span text:style-name="T89"><text:s text:c="5"/></text:span><text:span text:style-name="T90"><text:s text:c="3"/></text:span><text:span text:style-name="T91"><text:s/></text:span><text:span text:style-name="T92"><text:s text:c="16"/></text:span><text:span text:style-name="T93"><text:s/></text:span><text:span text:style-name="T94"><text:s/></text:span><text:span text:style-name="T95">簽名</text:span><text:span text:style-name="T96"><text:s text:c="5"/></text:span></text:p>
      <text:p text:style-name="P97"><text:span text:style-name="T98">學</text:span><text:span text:style-name="T99"><text:s/></text:span><text:span text:style-name="T100">位</text:span><text:span text:style-name="T101"><text:s/></text:span><text:span text:style-name="T102">考</text:span><text:span text:style-name="T103"><text:s/></text:span><text:span text:style-name="T104">試</text:span><text:span text:style-name="T105"><text:s/></text:span><text:span text:style-name="T106">及</text:span><text:span text:style-name="T107"><text:s/></text:span><text:span text:style-name="T108">格</text:span><text:span text:style-name="T109"><text:s/></text:span><text:span text:style-name="T110">日</text:span><text:span text:style-name="T111"><text:s/></text:span><text:span text:style-name="T112">期：</text:span><text:span text:style-name="T113">中</text:span><text:span text:style-name="T114"><text:s/></text:span><text:span text:style-name="T115">華</text:span><text:span text:style-name="T116"><text:s/></text:span><text:span text:style-name="T117">民</text:span><text:span text:style-name="T118"><text:s/></text:span><text:span text:style-name="T119">國</text:span><text:span text:style-name="T120">○○○</text:span><text:span text:style-name="T121">年</text:span><text:span text:style-name="T122">○○</text:span><text:span text:style-name="T123">月</text:span><text:span text:style-name="T124">○</text:span><text:span text:style-name="T125"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本文" style:display-name="本文" style:family="paragraph" style:parent-style-name="內文">
      <style:paragraph-properties fo:text-align="center"/>
      <style:text-properties style:font-name-asian="標楷體" fo:font-size="26pt" style:font-size-asian="26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055in" fo:margin-left="0.7875in" fo:margin-bottom="1.1812in" fo:margin-right="0.787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國立嘉義大學博(碩)士學位考試委員會審定書</dc:title>
    <meta:initial-creator>NCYU</meta:initial-creator>
    <dc:creator>User</dc:creator>
    <meta:creation-date>2017-09-28T06:32:00Z</meta:creation-date>
    <dc:date>2017-09-28T06:32:00Z</dc:date>
    <meta:template xlink:href="Normal" xlink:type="simple"/>
    <meta:editing-cycles>3</meta:editing-cycles>
    <meta:editing-duration>PT60S</meta:editing-duration>
    <meta:document-statistic meta:page-count="1" meta:paragraph-count="1" meta:word-count="62" meta:character-count="417" meta:row-count="2" meta:non-whitespace-character-count="356"/>
  </office:meta>
</office:document-meta>
</file>